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6.33mm" svg:height="140.41mm" svg:x="77.11mm" svg:y="1.08mm">
            <draw:object draw:notify-on-update-of-ranges="Sheet1.B2:Sheet1.B32 Sheet1.C1:Sheet1.C1 Sheet1.C2:Sheet1.C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office:value-type="string" calcext:value-type="string">
            <text:p>f(x)=sin(x)</text:p>
          </table:table-cell>
        </table:table-row>
        <table:table-row table:style-name="ro1">
          <table:table-cell office:value-type="float" office:value="-360" calcext:value-type="float">
            <text:p>-360</text:p>
          </table:table-cell>
          <table:table-cell table:formula="of:=RADIANS([.A2])" office:value-type="float" office:value="-6.28318530717959" calcext:value-type="float">
            <text:p>-6,28318530717959</text:p>
          </table:table-cell>
          <table:table-cell table:formula="of:=SIN([.B2])" office:value-type="float" office:value="2.44929359829471E-016" calcext:value-type="float">
            <text:p>2,44929359829471E-16</text:p>
          </table:table-cell>
        </table:table-row>
        <table:table-row table:style-name="ro1">
          <table:table-cell office:value-type="float" office:value="-330" calcext:value-type="float">
            <text:p>-330</text:p>
          </table:table-cell>
          <table:table-cell table:formula="of:=RADIANS([.A3])" office:value-type="float" office:value="-5.75958653158129" calcext:value-type="float">
            <text:p>-5,75958653158129</text:p>
          </table:table-cell>
          <table:table-cell table:formula="of:=SIN([.B3]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table:formula="of:=RADIANS([.A4])" office:value-type="float" office:value="-5.23598775598299" calcext:value-type="float">
            <text:p>-5,23598775598299</text:p>
          </table:table-cell>
          <table:table-cell table:formula="of:=SIN([.B4])" office:value-type="float" office:value="0.866025403784439" calcext:value-type="float">
            <text:p>0,866025403784439</text:p>
          </table:table-cell>
        </table:table-row>
        <table:table-row table:style-name="ro1">
          <table:table-cell office:value-type="float" office:value="-270" calcext:value-type="float">
            <text:p>-270</text:p>
          </table:table-cell>
          <table:table-cell table:formula="of:=RADIANS([.A5])" office:value-type="float" office:value="-4.71238898038469" calcext:value-type="float">
            <text:p>-4,71238898038469</text:p>
          </table:table-cell>
          <table:table-cell table:formula="of:=SIN([.B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240" calcext:value-type="float">
            <text:p>-240</text:p>
          </table:table-cell>
          <table:table-cell table:formula="of:=RADIANS([.A6])" office:value-type="float" office:value="-4.18879020478639" calcext:value-type="float">
            <text:p>-4,18879020478639</text:p>
          </table:table-cell>
          <table:table-cell table:formula="of:=SIN([.B6])" office:value-type="float" office:value="0.866025403784438" calcext:value-type="float">
            <text:p>0,866025403784438</text:p>
          </table:table-cell>
        </table:table-row>
        <table:table-row table:style-name="ro1">
          <table:table-cell office:value-type="float" office:value="-210" calcext:value-type="float">
            <text:p>-210</text:p>
          </table:table-cell>
          <table:table-cell table:formula="of:=RADIANS([.A7])" office:value-type="float" office:value="-3.66519142918809" calcext:value-type="float">
            <text:p>-3,66519142918809</text:p>
          </table:table-cell>
          <table:table-cell table:formula="of:=SIN([.B7]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table:formula="of:=RADIANS([.A8])" office:value-type="float" office:value="-3.14159265358979" calcext:value-type="float">
            <text:p>-3,14159265358979</text:p>
          </table:table-cell>
          <table:table-cell table:formula="of:=SIN([.B8])" office:value-type="float" office:value="-1.22464679914735E-016" calcext:value-type="float">
            <text:p>-1,22464679914735E-16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table:formula="of:=RADIANS([.A9])" office:value-type="float" office:value="-2.61799387799149" calcext:value-type="float">
            <text:p>-2,61799387799149</text:p>
          </table:table-cell>
          <table:table-cell table:formula="of:=SIN([.B9])"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RADIANS([.A10])" office:value-type="float" office:value="-2.0943951023932" calcext:value-type="float">
            <text:p>-2,0943951023932</text:p>
          </table:table-cell>
          <table:table-cell table:formula="of:=SIN([.B10])" office:value-type="float" office:value="-0.866025403784439" calcext:value-type="float">
            <text:p>-0,866025403784439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RADIANS([.A11])" office:value-type="float" office:value="-1.5707963267949" calcext:value-type="float">
            <text:p>-1,5707963267949</text:p>
          </table:table-cell>
          <table:table-cell table:formula="of:=SIN([.B1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RADIANS([.A12])" office:value-type="float" office:value="-1.0471975511966" calcext:value-type="float">
            <text:p>-1,0471975511966</text:p>
          </table:table-cell>
          <table:table-cell table:formula="of:=SIN([.B12])" office:value-type="float" office:value="-0.866025403784439" calcext:value-type="float">
            <text:p>-0,86602540378443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RADIANS([.A13])" office:value-type="float" office:value="-0.523598775598299" calcext:value-type="float">
            <text:p>-0,523598775598299</text:p>
          </table:table-cell>
          <table:table-cell table:formula="of:=SIN([.B13])"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DIANS([.A14])" office:value-type="float" office:value="0" calcext:value-type="float">
            <text:p>0</text:p>
          </table:table-cell>
          <table:table-cell table:formula="of:=SIN([.B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DIANS([.A15])" office:value-type="float" office:value="0.523598775598299" calcext:value-type="float">
            <text:p>0,523598775598299</text:p>
          </table:table-cell>
          <table:table-cell table:formula="of:=SIN([.B15]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DIANS([.A16])" office:value-type="float" office:value="1.0471975511966" calcext:value-type="float">
            <text:p>1,0471975511966</text:p>
          </table:table-cell>
          <table:table-cell table:formula="of:=SIN([.B16])" office:value-type="float" office:value="0.866025403784439" calcext:value-type="float">
            <text:p>0,8660254037844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DIANS([.A17])" office:value-type="float" office:value="1.5707963267949" calcext:value-type="float">
            <text:p>1,5707963267949</text:p>
          </table:table-cell>
          <table:table-cell table:formula="of:=SIN([.B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DIANS([.A18])" office:value-type="float" office:value="2.0943951023932" calcext:value-type="float">
            <text:p>2,0943951023932</text:p>
          </table:table-cell>
          <table:table-cell table:formula="of:=SIN([.B18])" office:value-type="float" office:value="0.866025403784439" calcext:value-type="float">
            <text:p>0,8660254037844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DIANS([.A19])" office:value-type="float" office:value="2.61799387799149" calcext:value-type="float">
            <text:p>2,61799387799149</text:p>
          </table:table-cell>
          <table:table-cell table:formula="of:=SIN([.B19]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DIANS([.A20])" office:value-type="float" office:value="3.14159265358979" calcext:value-type="float">
            <text:p>3,14159265358979</text:p>
          </table:table-cell>
          <table:table-cell table:formula="of:=SIN([.B20])" office:value-type="float" office:value="1.22464679914735E-016" calcext:value-type="float">
            <text:p>1,22464679914735E-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ADIANS([.A21])" office:value-type="float" office:value="3.66519142918809" calcext:value-type="float">
            <text:p>3,66519142918809</text:p>
          </table:table-cell>
          <table:table-cell table:formula="of:=SIN([.B21])"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ADIANS([.A22])" office:value-type="float" office:value="4.18879020478639" calcext:value-type="float">
            <text:p>4,18879020478639</text:p>
          </table:table-cell>
          <table:table-cell table:formula="of:=SIN([.B22])" office:value-type="float" office:value="-0.866025403784438" calcext:value-type="float">
            <text:p>-0,86602540378443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RADIANS([.A23])" office:value-type="float" office:value="4.71238898038469" calcext:value-type="float">
            <text:p>4,71238898038469</text:p>
          </table:table-cell>
          <table:table-cell table:formula="of:=SIN([.B23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ADIANS([.A24])" office:value-type="float" office:value="5.23598775598299" calcext:value-type="float">
            <text:p>5,23598775598299</text:p>
          </table:table-cell>
          <table:table-cell table:formula="of:=SIN([.B24])" office:value-type="float" office:value="-0.866025403784439" calcext:value-type="float">
            <text:p>-0,8660254037844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RADIANS([.A25])" office:value-type="float" office:value="5.75958653158129" calcext:value-type="float">
            <text:p>5,75958653158129</text:p>
          </table:table-cell>
          <table:table-cell table:formula="of:=SIN([.B25])"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RADIANS([.A26])" office:value-type="float" office:value="6.28318530717959" calcext:value-type="float">
            <text:p>6,28318530717959</text:p>
          </table:table-cell>
          <table:table-cell table:formula="of:=SIN([.B26])" office:value-type="float" office:value="-2.44929359829471E-016" calcext:value-type="float">
            <text:p>-2,44929359829471E-1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RADIANS([.A27])" office:value-type="float" office:value="6.80678408277788" calcext:value-type="float">
            <text:p>6,80678408277788</text:p>
          </table:table-cell>
          <table:table-cell table:formula="of:=SIN([.B27])" office:value-type="float" office:value="0.499999999999999" calcext:value-type="float">
            <text:p>0,49999999999999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RADIANS([.A28])" office:value-type="float" office:value="7.33038285837618" calcext:value-type="float">
            <text:p>7,33038285837618</text:p>
          </table:table-cell>
          <table:table-cell table:formula="of:=SIN([.B28])" office:value-type="float" office:value="0.866025403784439" calcext:value-type="float">
            <text:p>0,86602540378443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RADIANS([.A29])" office:value-type="float" office:value="7.85398163397448" calcext:value-type="float">
            <text:p>7,85398163397448</text:p>
          </table:table-cell>
          <table:table-cell table:formula="of:=SIN([.B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RADIANS([.A30])" office:value-type="float" office:value="8.37758040957278" calcext:value-type="float">
            <text:p>8,37758040957278</text:p>
          </table:table-cell>
          <table:table-cell table:formula="of:=SIN([.B30])" office:value-type="float" office:value="0.866025403784439" calcext:value-type="float">
            <text:p>0,86602540378443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RADIANS([.A31])" office:value-type="float" office:value="8.90117918517108" calcext:value-type="float">
            <text:p>8,90117918517108</text:p>
          </table:table-cell>
          <table:table-cell table:formula="of:=SIN([.B31]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RADIANS([.A32])" office:value-type="float" office:value="9.42477796076938" calcext:value-type="float">
            <text:p>9,42477796076938</text:p>
          </table:table-cell>
          <table:table-cell table:formula="of:=SIN([.B32])" office:value-type="float" office:value="3.67394039744206E-016" calcext:value-type="float">
            <text:p>3,67394039744206E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.00.0000</text:date>, <text:time style:data-style-name="N2" text:time-value="20:05:29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egina Henschel</meta:initial-creator>
    <meta:creation-date>2019-07-14T19:31:46.440000000</meta:creation-date>
    <dc:date>2019-07-14T20:10:00.129000000</dc:date>
    <meta:editing-duration>PT32M</meta:editing-duration>
    <meta:editing-cycles>4</meta:editing-cycles>
    <meta:generator>LOtb42/6.4.0.0.alpha0$Windows_X86_64 LibreOffice_project/9105b85c708f42024ce063b9a944466c0afdfe9a</meta:generator>
    <dc:creator>Regina Henschel</dc:creator>
    <meta:document-statistic meta:table-count="1" meta:cell-count="9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spline-resolution="3" chart:right-angled-axes="true"/>
    </style:style>
    <style:style style:name="ch4" style:family="chart" style:data-style-name="N10002">
      <style:chart-properties chart:display-label="true" chart:logarithmic="false" chart:minimum="-6.28318530717959" chart:maximum="9.42477796076938" chart:origin="0" chart:interval-major="1.5707963267949" chart:interval-minor-divisor="2" chart:reverse-direction="false" text:line-break="false" loext:try-staggering-first="false" chart:link-data-style-to-source="false" chart:axis-position="0"/>
      <style:graphic-properties svg:stroke-width="0.05cm" svg:stroke-color="#696969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display-label="true" chart:tick-marks-major-inner="true" chart:tick-marks-major-outer="false" chart:logarithmic="false" chart:minimum="-360" chart:maximum="540" chart:interval-major="90" chart:interval-minor-divisor="1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width="0.05cm" svg:stroke-color="#696969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2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4cm" svg:height="14.042cm" xlink:href=".." xlink:type="simple" chart:class="chart:scatter" chart:style-name="ch1">
        <chart:legend svg:x="0.489cm" svg:y="0.958cm" style:legend-expansion="custom" chartooo:width="2.806cm" chartooo:height="0.604cm" style:legend-expansion-aspect-ratio="4.64569536423841" chart:style-name="ch2"/>
        <chart:plot-area chart:style-name="ch3" table:cell-range-address="Sheet1.B2:Sheet1.C32 Sheet1.C1:Sheet1.C1" chart:data-source-has-labels="row" svg:x="0.048cm" svg:y="1.988cm" svg:width="11.422cm" svg:height="9.828cm">
          <chartooo:coordinate-region svg:x="0.45cm" svg:y="2.19cm" svg:width="10.68cm" svg:height="9.424cm"/>
          <chart:axis chart:dimension="x" chart:name="primary-x" chart:style-name="ch4">
            <chart:grid chart:style-name="ch5" chart:class="major"/>
          </chart:axis>
          <chart:axis chart:dimension="x" chart:name="secondary-x" chart:style-name="ch6">
            <chart:title svg:x="11.557cm" svg:y="6.164cm" chart:style-name="ch7">
              <text:p>degree</text:p>
            </chart:title>
          </chart:axis>
          <chart:axis chart:dimension="y" chart:name="primary-y" chart:style-name="ch8">
            <chart:grid chart:style-name="ch5" chart:class="major"/>
          </chart:axis>
          <chart:series chart:style-name="ch9" chart:values-cell-range-address="Sheet1.C2:Sheet1.C32" chart:label-cell-address="Sheet1.C1:Sheet1.C1" chart:class="chart:scatter">
            <chart:domain table:cell-range-address="Sheet1.B2:Sheet1.B32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(x)=sin(x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.28318530717959">
                <text:p>-6.28318530717959</text:p>
                <draw:g>
                  <svg:desc>Sheet1.B2:Sheet1.B32</svg:desc>
                </draw:g>
              </table:table-cell>
              <table:table-cell office:value-type="float" office:value="2.44929359829471E-016">
                <text:p>2.44929359829471E-016</text:p>
                <draw:g>
                  <svg:desc>Sheet1.C2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75958653158129">
                <text:p>-5.759586531581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.23598775598299">
                <text:p>-5.23598775598299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1238898038469">
                <text:p>-4.71238898038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18879020478639">
                <text:p>-4.18879020478639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66519142918809">
                <text:p>-3.665191429188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14159265358979">
                <text:p>-3.14159265358979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1799387799149">
                <text:p>-2.6179938779914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0943951023932">
                <text:p>-2.0943951023932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5707963267949">
                <text:p>-1.57079632679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0471975511966">
                <text:p>-1.0471975511966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23598775598299">
                <text:p>-0.52359877559829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8318530717959">
                <text:p>6.28318530717959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80678408277788">
                <text:p>6.80678408277788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3038285837618">
                <text:p>7.33038285837618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85398163397448">
                <text:p>7.85398163397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7758040957278">
                <text:p>8.37758040957278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90117918517108">
                <text:p>8.901179185171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42477796076938">
                <text:p>9.42477796076938</text:p>
              </table:table-cell>
              <table:table-cell office:value-type="float" office:value="3.67394039744206E-016">
                <text:p>3.67394039744206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Otb42/6.4.0.0.alpha0$Windows_X86_64 LibreOffice_project/9105b85c708f42024ce063b9a944466c0afdfe9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